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CECDE0CB01CABD1C.png" manifest:media-type="image/png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1.86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3.505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draw:fit-to-size="false" fo:min-height="11.928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style:writing-mode="rl-tb"/>
      <style:text-properties fo:font-size="66pt" style:font-size-asian="66pt" style:font-size-complex="66pt"/>
    </style:style>
    <style:style style:name="P7" style:family="paragraph">
      <style:text-properties fo:font-size="66pt" style:font-size-asian="66pt" style:font-size-complex="66pt"/>
    </style:style>
    <style:style style:name="P8" style:family="paragraph">
      <style:paragraph-properties fo:text-align="end" style:writing-mode="rl-tb"/>
      <style:text-properties fo:font-size="40pt" style:font-size-asian="40pt" style:font-size-complex="40pt"/>
    </style:style>
    <style:style style:name="P9" style:family="paragraph">
      <loext:graphic-properties draw:fill-color="#ffffff"/>
    </style:style>
    <style:style style:name="P10" style:family="paragraph">
      <style:paragraph-properties fo:text-align="end" style:writing-mode="rl-tb"/>
      <style:text-properties fo:color="#0000cc" fo:font-size="40pt" style:font-size-asian="40pt" style:font-size-complex="40pt"/>
    </style:style>
    <style:style style:name="P11" style:family="paragraph">
      <style:paragraph-properties fo:text-align="end" style:writing-mode="rl-tb"/>
    </style:style>
    <style:style style:name="P12" style:family="paragraph">
      <style:paragraph-properties fo:text-align="end" style:writing-mode="rl-tb"/>
      <style:text-properties fo:color="#009900" fo:font-size="40pt" style:font-size-asian="40pt" style:font-size-complex="40pt"/>
    </style:style>
    <style:style style:name="P13" style:family="paragraph">
      <style:paragraph-properties style:writing-mode="rl-tb"/>
      <style:text-properties fo:font-size="60pt" style:font-size-asian="60pt" style:font-size-complex="60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T1" style:family="text">
      <style:text-properties fo:color="#0000ff" fo:font-size="66pt" fo:font-weight="bold" style:font-size-asian="72pt" style:font-weight-asian="bold" style:font-size-complex="72pt" style:font-weight-complex="bold"/>
    </style:style>
    <style:style style:name="T2" style:family="text">
      <style:text-properties fo:color="#0000ff" fo:font-size="66pt" fo:font-weight="bold" style:font-size-asian="66pt" style:font-weight-asian="bold" style:font-size-complex="66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cc" fo:font-size="40pt" style:font-size-asian="40pt" style:font-size-complex="40pt"/>
    </style:style>
    <style:style style:name="T10" style:family="text">
      <style:text-properties fo:color="#009900" fo:font-size="40pt" style:font-size-asian="40pt" style:font-size-complex="40pt"/>
    </style:style>
    <style:style style:name="T11" style:family="text">
      <style:text-properties fo:color="#990099" fo:font-size="40pt" style:font-size-asian="40pt" style:font-size-complex="40pt"/>
    </style:style>
    <style:style style:name="T12" style:family="text">
      <style:text-properties fo:color="#990099"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990099" fo:font-size="40pt" fo:font-weight="normal" style:font-size-asian="40pt" style:font-weight-asian="normal" style:font-size-complex="40pt" style:font-weight-complex="normal"/>
    </style:style>
    <style:style style:name="T14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0000cc" fo:font-size="40pt" fo:font-weight="normal" style:font-size-asian="40pt" style:font-weight-asian="normal" style:font-size-complex="40pt" style:font-weight-complex="normal"/>
    </style:style>
    <style:style style:name="T16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009900" fo:font-size="40pt" fo:font-weight="normal" style:font-size-asian="40pt" style:font-weight-asian="normal" style:font-size-complex="40pt" style:font-weight-complex="normal"/>
    </style:style>
    <style:style style:name="T18" style:family="text">
      <style:text-properties fo:color="#990099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9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0" style:family="text"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T21" style:family="text">
      <style:text-properties fo:font-size="60pt" style:font-size-asian="60pt" style:font-size-complex="60pt"/>
    </style:style>
    <style:style style:name="T22" style:family="text">
      <style:text-properties style:use-window-font-color="true" fo:font-size="40pt" style:font-size-asian="40pt" style:font-size-complex="40pt"/>
    </style:style>
    <style:style style:name="T23" style:family="text">
      <style:text-properties fo:color="#66cc00" fo:font-size="40pt" style:font-size-asian="40pt" style:font-size-complex="40pt"/>
    </style:style>
    <style:style style:name="T24" style:family="text">
      <style:text-properties fo:color="#ff0000" fo:font-size="40pt" fo:font-style="italic" style:font-size-asian="40pt" style:font-style-asian="italic" style:font-size-complex="40pt" style:font-style-complex="italic"/>
    </style:style>
    <style:style style:name="T25" style:family="text">
      <style:text-properties fo:color="#ff000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21.861cm" svg:x="-0.254cm" svg:y="-0.508cm" presentation:class="title" presentation:user-transformed="true">
          <draw:text-box>
            <text:p text:style-name="P1"><text:span text:style-name="T1">אתריום וחוזים חכמים</text:span><text:span text:style-name="T2"><text:line-break/></text:span><text:span text:style-name="T2">Ethereum and</text:span><text:span text:style-name="T2"><text:line-break/></text:span><text:span text:style-name="T2">Smart Contracts</text:span><text:span text:style-name="T2"><text:line-break/></text:span><text:span text:style-name="T2"><text:line-break/></text:span><text:span text:style-name="T3">אראל סגל-הלוי</text:span><text:span text:style-name="T3"><text:line-break/></text:span><text:span text:style-name="T3"><text:line-break/></text:span><text:span text:style-name="T4">מקורות:</text:span><text:span text:style-name="T4"><text:line-break/></text:span><text:span text:style-name="T5"><text:a xlink:href="https://github.com/ethereum/wiki/wiki/White-Paper" xlink:type="simple">Ethereum White Paper / Vitalik Buterin, 2015</text:a></text:span><text:span text:style-name="T5"><text:line-break/></text:span><text:span text:style-name="T6"><text:a xlink:href="https://blockgeeks.com/guides/smart-contracts/" xlink:type="simple">Smart Contracts: The Technology that will Replace Lawyers</text:a></text:span><text:span text:style-name="T3"><text:line-break/></text:span><text:span text:style-name="T3"/></text:p>
          </draw:text-box>
        </draw:frame>
        <presentation:notes draw:style-name="dp2">
          <draw:custom-shape draw:name="Shape 35" draw:style-name="gr1" draw:text-style-name="P3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2" draw:text-style-name="P4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5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3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2cm" svg:height="3.505cm" svg:x="1.4cm" svg:y="0cm" presentation:class="title" presentation:user-transformed="true">
          <draw:text-box>
            <text:p text:style-name="P6"><text:span text:style-name="T7">שרשראות בלוקים</text:span></text:p>
          </draw:text-box>
        </draw:frame>
        <draw:frame presentation:style-name="pr4" draw:text-style-name="P8" draw:layer="layout" svg:width="26.67cm" svg:height="16.657cm" svg:x="0.762cm" svg:y="4.342cm" presentation:class="outline" presentation:user-transformed="true">
          <draw:text-box>
            <text:p text:style-name="P8"><text:span text:style-name="T8">המצאת הביטקוין הביאה לעולם שני חידושים:</text:span></text:p>
            <text:list text:style-name="L2">
              <text:list-item>
                <text:p text:style-name="P8"><text:span text:style-name="T9">מטבע מבוזר – לא תלוי בממשלה או בבנק.</text:span></text:p>
              </text:list-item>
              <text:list-item>
                <text:p text:style-name="P8"><text:span text:style-name="T10">הסכמה מבוזרת על סדר-אירועים. </text:span></text:p>
              </text:list-item>
            </text:list>
            <text:p text:style-name="P8"><text:span text:style-name="T9">בעבר התלהבו בעיקר מהחידוש הראשון;</text:span></text:p>
            <text:p text:style-name="P8"><text:span text:style-name="T10">היום מתלהבים יותר מהחידוש השני. שרשרת </text:span><text:span text:style-name="T10">הבלוקים מאפשרת להסכים על אירועים ולבצע </text:span><text:span text:style-name="T10">פעולות רבות שאינן קשורות דווקא למטבעות.</text:span></text:p>
            <text:p text:style-name="P8"><text:span text:style-name="T11">זה הרעיון מאחרי מערכת </text:span><text:span text:style-name="T12">אתריום</text:span><text:span text:style-name="T13"> (</text:span><text:span text:style-name="T13">Ethereum</text:span><text:span text:style-name="T13">)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8.002cm" svg:height="3.505cm" svg:x="0cm" svg:y="0cm" presentation:class="title" presentation:user-transformed="true">
          <draw:text-box>
            <text:p text:style-name="P6"><text:span text:style-name="T7">חוזים חכמים</text:span></text:p>
          </draw:text-box>
        </draw:frame>
        <draw:frame presentation:style-name="pr6" draw:text-style-name="P10" draw:layer="layout" svg:width="28.194cm" svg:height="17.494cm" svg:x="0cm" svg:y="3.505cm" presentation:class="outline" presentation:user-transformed="true">
          <draw:text-box>
            <text:list text:style-name="L2">
              <text:list-item>
                <text:p text:style-name="P10"><text:span text:style-name="T9">כיום, כדי לאכוף חוזה, דרוש גוף מרכזי.</text:span></text:p>
              </text:list-item>
              <text:list-item>
                <text:p text:style-name="P10"><text:span text:style-name="T9">מערכת </text:span><text:span text:style-name="T14">אתריום </text:span><text:span text:style-name="T15">היא מערכת שבה אפשר לכתוב </text:span><text:span text:style-name="T14">חוזים חכמים </text:span><text:span text:style-name="T15">– חוזים ניתנים לתיכנות. המערכת </text:span><text:span text:style-name="T15">תאכוף אוטומטית ע”י ביצוע הקוד.</text:span></text:p>
              </text:list-item>
              <text:list-item>
                <text:p text:style-name="P10"><text:span text:style-name="T16">דוגמה</text:span><text:span text:style-name="T17">: מכירת יצירת-אומנות במכרז מחיר ראשון.</text:span></text:p>
                <text:list>
                  <text:list-item>
                    <text:p text:style-name="P11"><text:span text:style-name="T17">כל משתתף שולח את הכסף לחוזה החכם.</text:span></text:p>
                  </text:list-item>
                  <text:list-item>
                    <text:p text:style-name="P11"><text:span text:style-name="T17">החוזה מחשב מקסימום ומגלה מי הזוכה.</text:span></text:p>
                  </text:list-item>
                  <text:list-item>
                    <text:p text:style-name="P11"><text:span text:style-name="T17">החוזה מחזיר את הכסף למפסידים.</text:span></text:p>
                  </text:list-item>
                </text:list>
              </text:list-item>
            </text:list>
            <text:p text:style-name="P11"><text:span text:style-name="T18"><text:a xlink:href="https://www.ccn.com/crypto-auction-5-6-million-andy-warhol-art-to-be-sold-via-ethereum-blockchain/" xlink:type="simple">מכרז כזה אכן יתקיים ב-20/6/2018</text:a></text:span><text:span text:style-name="T18">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8.002cm" svg:height="3.505cm" svg:x="0cm" svg:y="0cm" presentation:class="title" presentation:user-transformed="true">
          <draw:text-box>
            <text:p text:style-name="P6"><text:span text:style-name="T7">חוזים חכמים</text:span></text:p>
          </draw:text-box>
        </draw:frame>
        <draw:frame presentation:style-name="pr6" draw:text-style-name="P12" draw:layer="layout" svg:width="28.002cm" svg:height="17.494cm" svg:x="0cm" svg:y="3.505cm" presentation:class="outline" presentation:user-transformed="true">
          <draw:text-box>
            <text:p text:style-name="P12"><text:span text:style-name="T19">דוגמאות נוספות</text:span><text:span text:style-name="T20">:</text:span></text:p>
            <text:list text:style-name="L2">
              <text:list-item>
                <text:p text:style-name="P12"><text:span text:style-name="T17">משחקים על כסף - "אבן נייר ומספריים”.</text:span></text:p>
                <text:list>
                  <text:list-item>
                    <text:p text:style-name="P11"><text:span text:style-name="T17">שני השחקנים מפקידים כסף ובוחרים פעולה;</text:span></text:p>
                  </text:list-item>
                  <text:list-item>
                    <text:p text:style-name="P11"><text:span text:style-name="T17">החוזה מחליט מי מנצח ושולח את הכסף.</text:span></text:p>
                  </text:list-item>
                </text:list>
              </text:list-item>
              <text:list-item>
                <text:p text:style-name="P12"><text:span text:style-name="T13">ביטוח שער מטבע-חוץ.</text:span></text:p>
                <text:list>
                  <text:list-item>
                    <text:p text:style-name="P11"><text:span text:style-name="T13">אם השער עולה/יורד, הלקוח מקבל כסף מיידית.</text:span></text:p>
                  </text:list-item>
                </text:list>
              </text:list-item>
              <text:list-item>
                <text:p text:style-name="P12"><text:span text:style-name="T15">שכירת חדר ב </text:span><text:span text:style-name="T15">AirBnB</text:span><text:span text:style-name="T15"> – עם מפתח דיגיטלי.</text:span></text:p>
                <text:list>
                  <text:list-item>
                    <text:p text:style-name="P11"><text:span text:style-name="T15">החוזה מקבל מפתח מהמשכיר וכסף מהשוכר;</text:span></text:p>
                  </text:list-item>
                  <text:list-item>
                    <text:p text:style-name="P11"><text:span text:style-name="T15">החוזה שולח מפתח לשוכר וכסף למשכיר.</text:span></text:p>
                  </text:list-item>
                </text:list>
                <text:p text:style-name="P12"><text:span text:style-name="T1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8.002cm" svg:height="3.505cm" svg:x="0cm" svg:y="0cm" presentation:class="title" presentation:user-transformed="true">
          <draw:text-box>
            <text:p text:style-name="P13"><text:span text:style-name="T21">מכונת אתריום וירטואלית - </text:span><text:span text:style-name="T21">EVM</text:span></text:p>
          </draw:text-box>
        </draw:frame>
        <draw:frame presentation:style-name="pr6" draw:text-style-name="P12" draw:layer="layout" svg:width="26.924cm" svg:height="17.494cm" svg:x="0.508cm" svg:y="3.505cm" presentation:class="outline" presentation:user-transformed="true">
          <draw:text-box>
            <text:list text:style-name="L2">
              <text:list-item>
                <text:p text:style-name="P8"><text:span text:style-name="T8">המושג הבסיסי - </text:span><text:span text:style-name="T3">חשבון </text:span><text:span text:style-name="T8">(</text:span><text:span text:style-name="T8">accout</text:span><text:span text:style-name="T8">):</text:span></text:p>
                <text:list>
                  <text:list-item>
                    <text:p text:style-name="P11"><text:span text:style-name="T9">חשבון בבעלות חיצונית (בד"כ בבעלות אדם) - </text:span><text:span text:style-name="T9">Externally-Owned Account</text:span><text:span text:style-name="T9">.</text:span></text:p>
                  </text:list-item>
                  <text:list-item>
                    <text:p text:style-name="P11"><text:span text:style-name="T11">חשבון של חוזה – </text:span><text:span text:style-name="T11">Contract account</text:span><text:span text:style-name="T11"> – מייצג </text:span><text:span text:style-name="T11">חוזה חכם בתוך המערכת. <text:s text:c="2"/>כולל קוד וזיכרון.</text:span></text:p>
                  </text:list-item>
                </text:list>
              </text:list-item>
              <text:list-item>
                <text:p text:style-name="P11"><text:span text:style-name="T22">לכל חשבון, חיצוני או חוזה, יש </text:span><text:span text:style-name="T19">יתרה</text:span><text:span text:style-name="T22"> ו</text:span><text:span text:style-name="T19">כתובת</text:span><text:span text:style-name="T22">.</text:span></text:p>
                <text:list>
                  <text:list-item>
                    <text:p text:style-name="P11"><text:span text:style-name="T10">היתרה היא במטבע הנקרא </text:span><text:span text:style-name="T16">אֶתֶר </text:span><text:span text:style-name="T10">(</text:span><text:span text:style-name="T10">Ether</text:span><text:span text:style-name="T10">).</text:span></text:p>
                  </text:list-item>
                  <text:list-item>
                    <text:p text:style-name="P11"><text:span text:style-name="T23">הכתובת מאפשרת לחשבון לקבל אֶתֶר והודעות </text:span><text:span text:style-name="T23">מחשבונות אחרים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8.002cm" svg:height="3.505cm" svg:x="0cm" svg:y="0cm" presentation:class="title" presentation:user-transformed="true">
          <draw:text-box>
            <text:p text:style-name="P6"><text:span text:style-name="T7">תיכנות חוזים חכמים</text:span></text:p>
          </draw:text-box>
        </draw:frame>
        <draw:frame presentation:style-name="pr6" draw:text-style-name="P12" draw:layer="layout" svg:width="28.002cm" svg:height="17.494cm" svg:x="0cm" svg:y="3.505cm" presentation:class="outline" presentation:user-transformed="true">
          <draw:text-box>
            <text:list text:style-name="L3">
              <text:list-item>
                <text:p text:style-name="P12"><text:span text:style-name="T9"><text:s/>תיכנות בשפה ייעודית כלשהי כגון:</text:span><text:span text:style-name="T9"><text:line-break/></text:span><text:span text:style-name="T9"> <text:s text:c="3"/></text:span><text:span text:style-name="T14">Solidity</text:span><text:span text:style-name="T15"> – דמויית ג’אבה;</text:span><text:span text:style-name="T14"><text:line-break/></text:span><text:span text:style-name="T14"> <text:s text:c="3"/></text:span><text:span text:style-name="T14">Serpent</text:span><text:span text:style-name="T15"> – דמויית פייתון.</text:span></text:p>
              </text:list-item>
              <text:list-item>
                <text:p text:style-name="P12"><text:span text:style-name="T17"><text:s/>קימפול לשפת-המכונה של ה-</text:span><text:span text:style-name="T17">EVM</text:span><text:span text:style-name="T17">.</text:span></text:p>
              </text:list-item>
              <text:list-item>
                <text:p text:style-name="P12"><text:span text:style-name="T13"><text:s/>שליחת החוזה המקומפל לרשת אתריום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8.002cm" svg:height="3.505cm" svg:x="0cm" svg:y="0cm" presentation:class="title" presentation:user-transformed="true">
          <draw:text-box>
            <text:p text:style-name="P13"><text:span text:style-name="T21">מכונת אתריום וירטואלית – מצב</text:span></text:p>
          </draw:text-box>
        </draw:frame>
        <draw:frame presentation:style-name="pr6" draw:text-style-name="P15" draw:layer="layout" svg:width="27.178cm" svg:height="17.494cm" svg:x="0.508cm" svg:y="3.505cm" presentation:class="outline" presentation:user-transformed="true">
          <draw:text-box>
            <text:p text:style-name="P15"><text:span text:style-name="T22">ה</text:span><text:span text:style-name="T19">מצב</text:span><text:span text:style-name="T22"> של ה-</text:span><text:span text:style-name="T22">EVM</text:span><text:span text:style-name="T22">, בכל רגע נתון, כולל את:</text:span></text:p>
            <text:list text:style-name="L2">
              <text:list-item>
                <text:p text:style-name="P15"><text:span text:style-name="T10">היתרה של כל החשבונות במערכת;</text:span></text:p>
              </text:list-item>
              <text:list-item>
                <text:p text:style-name="P15"><text:span text:style-name="T9">הקוד והזיכרון של כל החוזים החכמים.</text:span></text:p>
              </text:list-item>
            </text:list>
            <text:p text:style-name="P15"><text:span text:style-name="T11">המצב של ה-</text:span><text:span text:style-name="T11">EVM</text:span><text:span text:style-name="T11"> נשמר בשרשרת הבלוקים.</text:span></text:p>
            <text:p text:style-name="P15"><text:span text:style-name="T11">כל כורֶה המעוניין להשתתף ברשת אתריום, צריך </text:span><text:span text:style-name="T11">להוריד את כל שרשרת הבלוקים, לבצע את כל </text:span><text:span text:style-name="T11">הקוד, ולחשב את המצב הנוכחי של ה-</text:span><text:span text:style-name="T11">EVM</text:span><text:span text:style-name="T11">.</text:span></text:p>
            <text:p text:style-name="P15"><text:span text:style-name="T24">מי משלם את עלויות ההרצה של כל הקוד הזה?</text:span></text:p>
            <text:p text:style-name="P15"><text:span text:style-name="T2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8.002cm" svg:height="3.505cm" svg:x="0cm" svg:y="0cm" presentation:class="title" presentation:user-transformed="true">
          <draw:text-box>
            <text:p text:style-name="P13"><text:span text:style-name="T21">מכונת אתריום וירטואלית – דֶלֶק</text:span></text:p>
          </draw:text-box>
        </draw:frame>
        <draw:frame presentation:style-name="pr6" draw:text-style-name="P10" draw:layer="layout" svg:width="27.178cm" svg:height="17.494cm" svg:x="0.508cm" svg:y="3.505cm" presentation:class="outline" presentation:user-transformed="true">
          <draw:text-box>
            <text:list text:style-name="L2">
              <text:list-item>
                <text:p text:style-name="P10"><text:span text:style-name="T9">כל חוזה שמריץ קוד, צורך "דלק” (</text:span><text:span text:style-name="T9">gas</text:span><text:span text:style-name="T9">).</text:span></text:p>
                <text:list>
                  <text:list-item>
                    <text:p text:style-name="P11"><text:span text:style-name="T9">לכל פ</text:span><text:span text:style-name="T9"><text:tab/></text:span><text:span text:style-name="T9">עולה בשפת </text:span><text:span text:style-name="T9">EVM</text:span><text:span text:style-name="T9"> יש "צריכת דלק”.</text:span></text:p>
                  </text:list-item>
                </text:list>
              </text:list-item>
              <text:list-item>
                <text:p text:style-name="P10"><text:span text:style-name="T10">יוצר החוזה צריך להגדיר מראש את כמות הדלק </text:span><text:span text:style-name="T10">המקסימלית ואת מחיר הדלק (באֶתֶר).</text:span></text:p>
                <text:list>
                  <text:list-item>
                    <text:p text:style-name="P11"><text:span text:style-name="T10">מחיר-השוק של יחידת דלק כיום: </text:span><text:span text:style-name="T10">4e-9</text:span><text:span text:style-name="T10"> אתר.</text:span></text:p>
                  </text:list-item>
                </text:list>
              </text:list-item>
              <text:list-item>
                <text:p text:style-name="P11"><text:span text:style-name="T11">הכורים ברשת אתריום מריצים חוזה רק אם היתרה </text:span><text:span text:style-name="T11">שלו מספיקה כדי לשלם על הדלק.</text:span></text:p>
                <text:list>
                  <text:list-item>
                    <text:p text:style-name="P11"><text:span text:style-name="T11">היתרון: לולאה אינסופית לא תתקע את הרשת!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mall_20_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10">10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</text:span><text:span text:style-name="MT5">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978</meta:editing-cycles>
    <dc:date>2018-06-10T01:43:33.321774326</dc:date>
    <meta:editing-duration>P8DT21H9M39S</meta:editing-duration>
    <meta:generator>LibreOffice/5.1.6.2$Linux_X86_64 LibreOffice_project/10m0$Build-2</meta:generator>
    <meta:document-statistic meta:object-count="8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